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48f66" officeooo:paragraph-rsid="00148f66"/>
    </style:style>
    <style:style style:name="P2" style:family="paragraph" style:parent-style-name="Standard" style:list-style-name="L1">
      <style:text-properties officeooo:rsid="00148f66" officeooo:paragraph-rsid="00148f66"/>
    </style:style>
    <style:style style:name="P3" style:family="paragraph" style:parent-style-name="Standard">
      <style:text-properties officeooo:rsid="00158629" officeooo:paragraph-rsid="00158629"/>
    </style:style>
    <style:style style:name="P4" style:family="paragraph" style:parent-style-name="Standard" style:list-style-name="L2">
      <style:text-properties officeooo:rsid="00158629" officeooo:paragraph-rsid="001586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vlíček</text:p>
      <text:p text:style-name="P1">Křest sv. Vladimíra</text:p>
      <text:list xml:id="list85592623243361128" text:style-name="L1">
        <text:list-item>
          <text:p text:style-name="P2">nestihl dokončit</text:p>
        </text:list-item>
        <text:list-item>
          <text:p text:style-name="P2">psáno v Brixenu</text:p>
        </text:list-item>
        <text:list-item>
          <text:p text:style-name="P2">největší dílo</text:p>
        </text:list-item>
      </text:list>
      <text:p text:style-name="P1"/>
      <text:p text:style-name="P3">Král Lávra</text:p>
      <text:list xml:id="list1340674205700214619" text:style-name="L2">
        <text:list-item>
          <text:p text:style-name="P4">Satirická báseň, alegorický příběh</text:p>
        </text:list-item>
        <text:list-item>
          <text:p text:style-name="P4">Také sepsáno v Brixenu</text:p>
        </text:list-item>
        <text:list-item>
          <text:p text:style-name="P4">Inspirací král Midas</text:p>
          <text:list>
            <text:list-item>
              <text:p text:style-name="P4">Lávra má oslí uši, stejně jako Midas. Jednou za rok se král nechává stříhat, přičemž holič zjistí že má oslí uši. Proto ho vždy popraví. Jinak je Lávra dobrý král</text:p>
            </text:list-item>
          </text:list>
        </text:list-item>
        <text:list-item>
          <text:p text:style-name="P4">Jednou padne los na Kukulína, když má dojít k popravě, Lávra je přemluven aby se slitoval. Kukulín se stane dvorním holičem. Kukulína to velmi tíží, šeptá tajemství do staré vrby. Tam procházejí muzikanti, jeden ztratí kolíček k base, on si vyřeže nový z vrby a basa prozradí na královském plese královo tajemství. Lid řekne „Meh“ a mají ho rádi dál.</text:p>
          <text:list>
            <text:list-item>
              <text:p text:style-name="P4">Kritika absolutistických vládců, kritika společnosti, že to tolerují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1:58:28.388509540</meta:creation-date>
    <dc:date>2018-03-08T08:03:46.047401633</dc:date>
    <meta:editing-duration>PT17H30M13S</meta:editing-duration>
    <meta:editing-cycles>1</meta:editing-cycles>
    <meta:document-statistic meta:table-count="0" meta:image-count="0" meta:object-count="0" meta:page-count="1" meta:paragraph-count="12" meta:word-count="131" meta:character-count="746" meta:non-whitespace-character-count="636"/>
    <meta:generator>LibreOffice/5.1.6.2$Linux_x86 LibreOffice_project/10m0$Build-2</meta:generator>
  </office:meta>
</office:document-meta>
</file>